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53pt" svg:x="12.73pt" svg:y="1.96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53]/[.G53])" office:value-type="percentage" office:value="0.136265320836337" calcext:value-type="percentage">
            <text:p>13.63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62.65320836337" calcext:value-type="float">
            <text:p>1362.65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0518" calcext:value-type="float">
            <text:p>160518</text:p>
          </table:table-cell>
          <table:table-cell table:style-name="ce1" table:formula="of:=SUM([.H3:.H70])" office:value-type="float" office:value="9493" calcext:value-type="float">
            <text:p>9493</text:p>
          </table:table-cell>
          <table:table-cell table:style-name="ce6" table:formula="of:=([.H72]/[.G72])" office:value-type="percentage" office:value="0.0591397849462366" calcext:value-type="percentage">
            <text:p>5.91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11:42:51.69098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1-01T11:43:50.030217110</dc:date>
    <meta:editing-duration>P2DT16H43M21S</meta:editing-duration>
    <meta:editing-cycles>115</meta:editing-cycles>
    <meta:generator>LibreOffice/6.0.7.3$Linux_X86_64 LibreOffice_project/00m0$Build-3</meta:generator>
    <meta:document-statistic meta:table-count="2" meta:cell-count="140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9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9">
                <text:p>189</text:p>
              </table:table-cell>
              <table:table-cell office:value-type="float" office:value="138.7">
                <text:p>138.7</text:p>
              </table:table-cell>
              <table:table-cell office:value-type="float" office:value="1362.65320836337">
                <text:p>1362.65320836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